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Polo Semiscript" svg:font-family="'Polo Semiscript'"/>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Demi"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list-style-name="L1">
      <style:paragraph-properties fo:margin-left="0.5in" fo:margin-right="0in" fo:margin-top="0in" fo:margin-bottom="0.1402in" fo:text-indent="-0.3925in" style:auto-text-indent="false">
        <style:tab-stops/>
      </style:paragraph-properties>
    </style:style>
    <style:style style:name="P2" style:family="paragraph" style:parent-style-name="Preformatted_20_Text">
      <style:paragraph-properties fo:margin-left="0.5in" fo:margin-right="0in" fo:margin-top="0in" fo:margin-bottom="0.1402in" fo:text-align="center" style:justify-single-word="false" fo:text-indent="-0.3925in" style:auto-text-indent="false">
        <style:tab-stops/>
      </style:paragraph-properties>
      <style:text-properties style:font-name="URW Gothic L" fo:font-size="14pt" fo:font-weight="bold" style:font-size-asian="14pt" style:font-weight-asian="bold" style:font-size-complex="14pt" style:font-weight-complex="bold"/>
    </style:style>
    <style:style style:name="P3" style:family="paragraph" style:parent-style-name="Preformatted_20_Text">
      <style:paragraph-properties fo:margin-left="0.5in" fo:margin-right="0in" fo:margin-top="0in" fo:margin-bottom="0.1402in" fo:text-indent="-0.3925in" style:auto-text-indent="false">
        <style:tab-stops/>
      </style:paragraph-properties>
      <style:text-properties style:font-name="URW Gothic L" fo:font-size="12pt" fo:font-weight="bold" style:font-size-asian="12pt" style:font-weight-asian="bold" style:font-size-complex="12pt" style:font-weight-complex="bold"/>
    </style:style>
    <style:style style:name="P4" style:family="paragraph" style:parent-style-name="Preformatted_20_Text" style:list-style-name="L1">
      <style:paragraph-properties fo:margin-left="0.5in" fo:margin-right="0in" fo:margin-top="0in" fo:margin-bottom="0.1402in" fo:text-indent="-0.3925in" style:auto-text-indent="false">
        <style:tab-stops/>
      </style:paragraph-properties>
      <style:text-properties style:font-name="URW Gothic L" fo:font-size="12pt" style:font-size-asian="12pt" style:font-size-complex="12pt"/>
    </style:style>
    <style:style style:name="P5" style:family="paragraph" style:parent-style-name="Standard">
      <style:paragraph-properties fo:margin-left="0in" fo:margin-right="0in" fo:margin-top="0in" fo:margin-bottom="0.1402in" fo:text-indent="0in" style:auto-text-indent="false">
        <style:tab-stops/>
      </style:paragraph-properties>
      <style:text-properties style:font-name="URW Gothic L"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CMap 2.0 Suggested Feature List</text:p>
      <text:p text:style-name="P3"/>
      <text:list xml:id="list1943864229" text:style-name="L1">
        <text:list-item>
          <text:p text:style-name="P4">Improve the show/hide functionality to support sub-types of annotation, like the QTL ontology filter, but for loaded annotation.</text:p>
        </text:list-item>
        <text:list-item>
          <text:p text:style-name="P4">Overlap box displayed in one viewport - By grouping annotation labels. <text:s/>Will make the overlap box easier to use.</text:p>
        </text:list-item>
        <text:list-item>
          <text:p text:style-name="P4">Allow multiple overlap boxes to be open at one time.</text:p>
        </text:list-item>
        <text:list-item>
          <text:p text:style-name="P4">Improved annotation column flexibility – All user to manually expand annotation horizontally, also reorder annotation columns. Would allow for similar display as the older VCMap.</text:p>
        </text:list-item>
        <text:list-item>
          <text:p text:style-name="P4">Color code particular types of annotation based on their sub-type.</text:p>
        </text:list-item>
        <text:list-item>
          <text:p text:style-name="P4">Improved Selection Information Bar - Be able to see what annotation, intervals, maps, segments are selected easier.</text:p>
        </text:list-item>
        <text:list-item>
          <text:p text:style-name="P4">Add a miniature Ideogram for improved navigation.</text:p>
        </text:list-item>
        <text:list-item>
          <text:p text:style-name="P4">Ability to save and load a session state.</text:p>
        </text:list-item>
        <text:list-item>
          <text:p text:style-name="P4">Ability to export a session as an image (with watermark).</text:p>
        </text:list-item>
        <text:list-item>
          <text:p text:style-name="P4">Add an Annotation Navigator that allows the user to easily browse all loaded annotation and information of that annotation in one central location (merging annotation details dialog, search dialog into a more useful dialog with the added ability to hide and show annotation from the map navigator)</text:p>
        </text:list-item>
        <text:list-item>
          <text:p text:style-name="P4">Better zooming - zoom while user scrolls the bar, allow a user to zoom in a more precise way (not just 20 points on the zoom bar)</text:p>
        </text:list-item>
        <text:list-item>
          <text:p text:style-name="P4">Faster drawing performance.</text:p>
        </text:list-item>
        <text:list-item>
          <text:p text:style-name="P4">Create a better way to keep selected sibling annotations in the viewport when zooming. Maybe even add an option to change the zoom level and the location of the viewport to show everything selected.</text:p>
        </text:list-item>
        <text:list-item>
          <text:p text:style-name="P4">Automatically load “intermediate” maps when loading off-backbone maps that have no defined synteny relationships.</text:p>
        </text:list-item>
        <text:list-item>
          <text:p text:style-name="P4">Improved tooltips including annotation tooltips to show full name in map navigator</text:p>
        </text:list-item>
        <text:list-item>
          <text:p text:style-name="P4">Additional Annotation types (SNPs, etc)</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Polo Semiscript" svg:font-family="'Polo Semiscript'"/>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Demi"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ven Davis</meta:initial-creator>
    <meta:creation-date>2009-04-06T12:10:51</meta:creation-date>
    <dc:date>2009-04-06T12:26:11</dc:date>
    <dc:creator>Steven Davis</dc:creator>
    <meta:editing-duration>PT00H15M21S</meta:editing-duration>
    <meta:editing-cycles>2</meta:editing-cycles>
    <meta:generator>OpenOffice.org/3.0$Linux OpenOffice.org_project/300m9$Build-9358</meta:generator>
    <meta:printed-by>Steven Davis</meta:printed-by>
    <meta:print-date>2009-04-06T12:26:09</meta:print-date>
    <meta:document-statistic meta:table-count="0" meta:image-count="0" meta:object-count="0" meta:page-count="1" meta:paragraph-count="17" meta:word-count="288" meta:character-count="1754"/>
  </office:meta>
</office:document-meta>
</file>